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1f75" officeooo:paragraph-rsid="00111f75"/>
    </style:style>
    <style:style style:name="P2" style:family="paragraph" style:parent-style-name="Standard">
      <style:paragraph-properties fo:text-align="center" style:justify-single-word="false"/>
      <style:text-properties fo:font-size="18pt" officeooo:rsid="00111f75" officeooo:paragraph-rsid="00111f75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f75" officeooo:paragraph-rsid="00111f7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1f75" officeooo:paragraph-rsid="00111f7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830b3" officeooo:paragraph-rsid="001830b3" style:font-size-asian="16pt" style:font-size-complex="16pt"/>
    </style:style>
    <style:style style:name="P6" style:family="paragraph" style:parent-style-name="Standard" style:list-style-name="L1">
      <style:text-properties officeooo:paragraph-rsid="00111f75"/>
    </style:style>
    <style:style style:name="P7" style:family="paragraph" style:parent-style-name="Standard">
      <style:text-properties officeooo:rsid="0012adbc" officeooo:paragraph-rsid="0012adbc"/>
    </style:style>
    <style:style style:name="P8" style:family="paragraph" style:parent-style-name="Standard" style:list-style-name="L2">
      <style:text-properties officeooo:paragraph-rsid="0012adbc"/>
    </style:style>
    <style:style style:name="P9" style:family="paragraph" style:parent-style-name="Standard" style:list-style-name="L3">
      <style:text-properties officeooo:paragraph-rsid="0012adbc"/>
    </style:style>
    <style:style style:name="P10" style:family="paragraph" style:parent-style-name="Standard" style:list-style-name="L4">
      <style:text-properties officeooo:paragraph-rsid="0012adbc"/>
    </style:style>
    <style:style style:name="P11" style:family="paragraph" style:parent-style-name="Standard" style:list-style-name="L5">
      <style:text-properties officeooo:paragraph-rsid="0012adbc"/>
    </style:style>
    <style:style style:name="P12" style:family="paragraph" style:parent-style-name="Standard">
      <style:text-properties officeooo:rsid="001830b3" officeooo:paragraph-rsid="001830b3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830b3" officeooo:paragraph-rsid="001830b3" style:font-size-asian="10.5pt" style:font-size-complex="12pt"/>
    </style:style>
    <style:style style:name="P14" style:family="paragraph" style:parent-style-name="Standard">
      <style:text-properties officeooo:rsid="0019b8cb" officeooo:paragraph-rsid="0019b8cb"/>
    </style:style>
    <style:style style:name="P15" style:family="paragraph" style:parent-style-name="Standard">
      <style:text-properties officeooo:rsid="001a72ac" officeooo:paragraph-rsid="001a72ac"/>
    </style:style>
    <style:style style:name="P16" style:family="paragraph" style:parent-style-name="Standard">
      <style:text-properties officeooo:rsid="001b0ccf" officeooo:paragraph-rsid="001b0ccf"/>
    </style:style>
    <style:style style:name="P17" style:family="paragraph" style:parent-style-name="Standard">
      <style:text-properties officeooo:rsid="001f98ae" officeooo:paragraph-rsid="001f98ae"/>
    </style:style>
    <style:style style:name="P18" style:family="paragraph" style:parent-style-name="Standard" style:list-style-name="L6">
      <style:text-properties officeooo:paragraph-rsid="001a72ac"/>
    </style:style>
    <style:style style:name="P19" style:family="paragraph" style:parent-style-name="Standard" style:list-style-name="L7">
      <style:text-properties officeooo:paragraph-rsid="0019b8cb"/>
    </style:style>
    <style:style style:name="P20" style:family="paragraph" style:parent-style-name="Standard" style:list-style-name="L8">
      <style:text-properties officeooo:paragraph-rsid="001a72ac"/>
    </style:style>
    <style:style style:name="P21" style:family="paragraph" style:parent-style-name="Standard" style:list-style-name="L9">
      <style:text-properties officeooo:paragraph-rsid="001a72ac"/>
    </style:style>
    <style:style style:name="P22" style:family="paragraph" style:parent-style-name="Standard" style:list-style-name="L10">
      <style:text-properties officeooo:paragraph-rsid="001a72ac"/>
    </style:style>
    <style:style style:name="P23" style:family="paragraph" style:parent-style-name="Standard" style:list-style-name="L11">
      <style:text-properties officeooo:paragraph-rsid="001a72ac"/>
    </style:style>
    <style:style style:name="P24" style:family="paragraph" style:parent-style-name="Standard" style:list-style-name="L12">
      <style:text-properties officeooo:paragraph-rsid="001b0ccf"/>
    </style:style>
    <style:style style:name="P25" style:family="paragraph" style:parent-style-name="Standard" style:list-style-name="L13">
      <style:text-properties officeooo:paragraph-rsid="001b0ccf"/>
    </style:style>
    <style:style style:name="P26" style:family="paragraph" style:parent-style-name="Standard" style:list-style-name="L15">
      <style:text-properties officeooo:paragraph-rsid="001f98ae"/>
    </style:style>
    <style:style style:name="P27" style:family="paragraph" style:parent-style-name="Standard">
      <style:text-properties officeooo:paragraph-rsid="0021059a"/>
    </style:style>
    <style:style style:name="P28" style:family="paragraph" style:parent-style-name="Standard" style:list-style-name="L16">
      <style:text-properties officeooo:paragraph-rsid="0021059a"/>
    </style:style>
    <style:style style:name="T1" style:family="text">
      <style:text-properties officeooo:rsid="00111f75"/>
    </style:style>
    <style:style style:name="T2" style:family="text">
      <style:text-properties officeooo:rsid="0012adbc"/>
    </style:style>
    <style:style style:name="T3" style:family="text">
      <style:text-properties officeooo:rsid="001477d3"/>
    </style:style>
    <style:style style:name="T4" style:family="text">
      <style:text-properties officeooo:rsid="0019b8cb"/>
    </style:style>
    <style:style style:name="T5" style:family="text">
      <style:text-properties officeooo:rsid="001a72ac"/>
    </style:style>
    <style:style style:name="T6" style:family="text">
      <style:text-properties officeooo:rsid="001b0ccf"/>
    </style:style>
    <style:style style:name="T7" style:family="text">
      <style:text-properties officeooo:rsid="001f98ae"/>
    </style:style>
    <style:style style:name="T8" style:family="text">
      <style:text-properties officeooo:rsid="00210852"/>
    </style:style>
    <style:style style:name="T9" style:family="text">
      <style:text-properties officeooo:rsid="0021c899"/>
    </style:style>
    <style:style style:name="T10" style:family="text">
      <style:text-properties officeooo:rsid="0023be8e"/>
    </style:style>
    <style:style style:name="T11" style:family="text">
      <style:text-properties officeooo:rsid="00273a59"/>
    </style:style>
    <style:style style:name="T12" style:family="text">
      <style:text-properties officeooo:rsid="002847ac"/>
    </style:style>
    <style:style style:name="T13" style:family="text">
      <style:text-properties officeooo:rsid="00299af3"/>
    </style:style>
    <style:style style:name="T14" style:family="text">
      <style:text-properties officeooo:rsid="002c5564"/>
    </style:style>
    <style:style style:name="T15" style:family="text">
      <style:text-properties officeooo:rsid="002e1bd8"/>
    </style:style>
    <style:style style:name="T16" style:family="text">
      <style:text-properties officeooo:rsid="0030b2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cro Catan Cards</text:p>
      <text:p text:style-name="P2"/>
      <text:p text:style-name="P4">Base</text:p>
      <text:p text:style-name="P1"/>
      <text:list xml:id="list3735015749" text:style-name="L1">
        <text:list-item>
          <text:p text:style-name="P6"><text:span text:style-name="T1">Knight (x14):</text:span></text:p>
        </text:list-item>
      </text:list>
      <text:p text:style-name="P1"><text:tab/>Move the robber &amp; steal <text:span text:style-name="T11">once.</text:span></text:p>
      <text:list xml:id="list1511951135" text:style-name="L2">
        <text:list-item>
          <text:p text:style-name="P8"><text:span text:style-name="T2">Victory Points (x5):</text:span></text:p>
        </text:list-item>
      </text:list>
      <text:p text:style-name="P7"><text:tab/>1 V<text:span text:style-name="T3">ictory Point.</text:span></text:p>
      <text:list xml:id="list3247548027" text:style-name="L3">
        <text:list-item>
          <text:p text:style-name="P9"><text:span text:style-name="T2">Monopoly (x2):</text:span></text:p>
        </text:list-item>
      </text:list>
      <text:p text:style-name="P7"><text:tab/>Steal all of <text:span text:style-name="T16">a</text:span> resource from players.</text:p>
      <text:list xml:id="list1415060541" text:style-name="L4">
        <text:list-item>
          <text:p text:style-name="P10"><text:span text:style-name="T2">Road Building (x2):</text:span></text:p>
        </text:list-item>
      </text:list>
      <text:p text:style-name="P7"><text:tab/>Build <text:span text:style-name="T5">2 </text:span>roads for free.</text:p>
      <text:list xml:id="list169742542" text:style-name="L5">
        <text:list-item>
          <text:p text:style-name="P11"><text:span text:style-name="T2">Year Of Plenty (x2):</text:span></text:p>
        </text:list-item>
      </text:list>
      <text:p text:style-name="P7"><text:tab/>Take <text:span text:style-name="T4">2 </text:span>resources <text:span text:style-name="T10">from the supply.</text:span></text:p>
      <text:p text:style-name="P1"/>
      <text:p text:style-name="P5">Science</text:p>
      <text:p text:style-name="P12"/>
      <text:list xml:id="list2957214008" text:style-name="L6">
        <text:list-item>
          <text:p text:style-name="P18"><text:span text:style-name="T4">Alchemist (x2)</text:span></text:p>
        </text:list-item>
      </text:list>
      <text:p text:style-name="P14"><text:tab/>Choose what numbers will roll.</text:p>
      <text:list xml:id="list3077117726" text:style-name="L7">
        <text:list-item>
          <text:p text:style-name="P19"><text:span text:style-name="T4">Crane (x2)</text:span></text:p>
        </text:list-item>
      </text:list>
      <text:p text:style-name="P14"><text:tab/>1 <text:span text:style-name="T5">improvement costs 1 less commodity.</text:span></text:p>
      <text:list xml:id="list947671011" text:style-name="L8">
        <text:list-item>
          <text:p text:style-name="P20"><text:span text:style-name="T5">Engineer <text:s/>(x1)</text:span></text:p>
        </text:list-item>
      </text:list>
      <text:p text:style-name="P15"><text:tab/>Build a city wall<text:span text:style-name="T12">s</text:span> for free.</text:p>
      <text:list xml:id="list3284428822" text:style-name="L9">
        <text:list-item>
          <text:p text:style-name="P21"><text:span text:style-name="T5">Inventor (x2)</text:span></text:p>
        </text:list-item>
      </text:list>
      <text:p text:style-name="P15"><text:tab/>Switch 2 <text:span text:style-name="T13">hex </text:span>numbers (not 2, 12, 6, 8).</text:p>
      <text:list xml:id="list3698900220" text:style-name="L10">
        <text:list-item>
          <text:p text:style-name="P22"><text:span text:style-name="T5">Irrigation (x2)</text:span></text:p>
        </text:list-item>
      </text:list>
      <text:p text:style-name="P15"><text:tab/>Get 2 grains for each field you are on.</text:p>
      <text:list xml:id="list1040501538" text:style-name="L11">
        <text:list-item>
          <text:p text:style-name="P23"><text:span text:style-name="T5">Medicine (x2)</text:span></text:p>
        </text:list-item>
      </text:list>
      <text:p text:style-name="P15"><text:tab/>Upgrade to a city for 2 ore &amp; 1 grain.</text:p>
      <text:list xml:id="list1307613412" text:style-name="L12">
        <text:list-item>
          <text:p text:style-name="P24"><text:span text:style-name="T6">Mining (x2)</text:span></text:p>
        </text:list-item>
      </text:list>
      <text:p text:style-name="P16"><text:tab/>Get 2 ores for each mountain you are on.</text:p>
      <text:list xml:id="list2578419236" text:style-name="L13">
        <text:list-item>
          <text:p text:style-name="P25"><text:span text:style-name="T6">Printer (x1)</text:span></text:p>
        </text:list-item>
      </text:list>
      <text:p text:style-name="P27"><text:span text:style-name="T6"><text:tab/>1 Victory Point</text:span></text:p>
      <text:p text:style-name="P27"><text:span text:style-name="T6"><text:tab/>MAY NOT BE STOLEN</text:span></text:p>
      <text:list xml:id="list4153316524" text:style-name="L16">
        <text:list-item>
          <text:p text:style-name="P28"><text:span text:style-name="T6">Road Building (x2)</text:span></text:p>
        </text:list-item>
      </text:list>
      <text:p text:style-name="P17"><text:tab/>Build 2 roads for free.</text:p>
      <text:list xml:id="list1677761185" text:style-name="L15">
        <text:list-item>
          <text:p text:style-name="P26"><text:span text:style-name="T7">Smith (x2)</text:span></text:p>
        </text:list-item>
      </text:list>
      <text:p text:style-name="P17"><text:tab/>Promote 1-2 knights once if possible.</text:p>
      <text:p text:style-name="P12"/>
      <text:p text:style-name="P5">Politics</text:p>
      <text:p text:style-name="P12"/>
      <text:p text:style-name="P12"/>
      <text:p text:style-name="P12"/>
      <text:p text:style-name="P5">Trade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2:55:44.413000000</meta:creation-date>
    <dc:date>2020-01-23T00:19:07.450000000</dc:date>
    <meta:editing-duration>PT1H23M12S</meta:editing-duration>
    <meta:editing-cycles>27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36" meta:word-count="156" meta:character-count="769" meta:non-whitespace-character-count="647"/>
  </office:meta>
</office:document-meta>
</file>